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officeooo:rsid="0001a88b" officeooo:paragraph-rsid="0001a88b"/>
    </style:style>
    <style:style style:name="P2" style:family="paragraph" style:parent-style-name="Standard" style:list-style-name="L1">
      <style:text-properties style:font-name="Liberation Sans" style:text-underline-style="none" officeooo:rsid="0001a88b" officeooo:paragraph-rsid="0001a88b"/>
    </style:style>
    <style:style style:name="T1" style:family="text">
      <style:text-properties officeooo:rsid="0002ac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sues with Data</text:p>
      <text:p text:style-name="P1"/>
      <text:list xml:id="list1119668734" text:style-name="L1">
        <text:list-item>
          <text:p text:style-name="P2">Large gaps between date_onset and date_j1, e.g. Rows 4-7</text:p>
        </text:list-item>
        <text:list-item>
          <text:p text:style-name="P2">Date_onset after Date_j1 e.g. Row 23 <text:span text:style-name="T1">(NB: this is possible but not likely with Ebola?). This is problematic for our inference method.</text:span></text:p>
        </text:list-item>
        <text:list-item>
          <text:p text:style-name="P2">X appearing after 3, e.g. Row 3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2:19:07.579040176</meta:creation-date>
    <dc:date>2021-08-25T18:55:32.687148244</dc:date>
    <meta:editing-duration>PT6H15M44S</meta:editing-duration>
    <meta:editing-cycles>1</meta:editing-cycles>
    <meta:document-statistic meta:table-count="0" meta:image-count="0" meta:object-count="0" meta:page-count="1" meta:paragraph-count="4" meta:word-count="44" meta:character-count="239" meta:non-whitespace-character-count="202"/>
    <meta:generator>LibreOffice/6.4.6.2$Linux_X86_64 LibreOffice_project/40$Build-2</meta:generator>
  </office:meta>
</office:document-meta>
</file>